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 style:font-charset="x-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" style:family="paragraph" style:parent-style-name="Standard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style:text-autospace="none"/>
    </style:style>
    <style:style style:name="P6" style:family="paragraph" style:parent-style-name="WW-Default">
      <style:paragraph-properties fo:margin-top="0in" fo:margin-bottom="0in" style:contextual-spacing="false" fo:line-height="115%" fo:text-align="center" style:justify-single-word="false">
        <style:tab-stops>
          <style:tab-stop style:position="6.1827in"/>
        </style:tab-stops>
      </style:paragraph-properties>
    </style:style>
    <style:style style:name="P7" style:family="paragraph" style:parent-style-name="WW-Default">
      <style:paragraph-properties fo:line-height="115%"/>
    </style:style>
    <style:style style:name="P8" style:family="paragraph" style:parent-style-name="WW-Default">
      <style:paragraph-properties fo:line-height="115%"/>
      <style:text-properties officeooo:paragraph-rsid="0014fe5f"/>
    </style:style>
    <style:style style:name="P9" style:family="paragraph" style:parent-style-name="Standard">
      <style:paragraph-properties style:text-autospace="none"/>
      <style:text-properties officeooo:paragraph-rsid="001258a7"/>
    </style:style>
    <style:style style:name="P10" style:family="paragraph" style:parent-style-name="Standard">
      <style:paragraph-properties style:text-autospace="none"/>
      <style:text-properties style:text-underline-style="none"/>
    </style:style>
    <style:style style:name="P11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2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fo:font-weight="normal" officeooo:rsid="0017a133" officeooo:paragraph-rsid="0017a13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258a7" officeooo:paragraph-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3918d" officeooo:paragraph-rsid="0013918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style:font-size-asian="10pt" style:font-name-complex="Calibri" style:font-size-complex="10pt"/>
    </style:style>
    <style:style style:name="P20" style:family="paragraph" style:parent-style-name="Standard" style:list-style-name="L2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1" style:family="paragraph" style:parent-style-name="Standard" style:list-style-name="L2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1258a7" officeooo:paragraph-rsid="001eb82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2" style:family="paragraph" style:parent-style-name="Standard" style:list-style-name="L2">
      <style:paragraph-properties fo:line-height="115%" style:text-autospace="none"/>
      <style:text-properties style:use-window-font-color="true" loext:opacity="0%" style:font-name="Calibri" fo:font-size="10pt" fo:language="en" fo:country="none" fo:font-style="normal" style:text-underline-style="none" fo:font-weight="normal" officeooo:rsid="001258a7" officeooo:paragraph-rsid="001258a7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3" style:family="paragraph" style:parent-style-name="Standard" style:list-style-name="L2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4" style:family="paragraph" style:parent-style-name="Standard" style:list-style-name="L2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paragraph-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5" style:family="paragraph" style:parent-style-name="Standard" style:list-style-name="L2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258a7" officeooo:paragraph-rsid="001eb82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6" style:family="paragraph" style:parent-style-name="Standard" style:list-style-name="L2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style:text-underline-style="none" fo:font-weight="normal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7" style:family="paragraph" style:parent-style-name="Standard" style:list-style-name="L2">
      <style:paragraph-properties fo:line-height="115%" style:text-autospace="none"/>
      <style:text-properties style:text-underline-style="none"/>
    </style:style>
    <style:style style:name="P28" style:family="paragraph" style:parent-style-name="Standard" style:list-style-name="L2">
      <style:paragraph-properties fo:line-height="115%" style:text-autospace="none"/>
      <style:text-properties officeooo:paragraph-rsid="0014fe5f"/>
    </style:style>
    <style:style style:name="P29" style:family="paragraph" style:parent-style-name="Standard">
      <style:paragraph-properties style:text-autospace="none"/>
      <style:text-properties officeooo:paragraph-rsid="001eb82f"/>
    </style:style>
    <style:style style:name="P30" style:family="paragraph" style:parent-style-name="WW-Default" style:list-style-name="L1">
      <style:paragraph-properties fo:line-height="115%"/>
      <style:text-properties officeooo:paragraph-rsid="0014fe5f"/>
    </style:style>
    <style:style style:name="P31" style:family="paragraph" style:parent-style-name="WW-Default" style:list-style-name="L1">
      <style:paragraph-properties fo:line-height="115%"/>
      <style:text-properties officeooo:paragraph-rsid="0017a133"/>
    </style:style>
    <style:style style:name="P32" style:family="paragraph">
      <loext:graphic-properties draw:fill="solid" draw:fill-color="#aaaaaa"/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T2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fo:font-weight="bold" officeooo:rsid="001258a7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language="en" fo:country="none" fo:font-weight="bold" officeooo:rsid="0013918d" style:font-size-asian="10pt" style:font-weight-asian="bold" style:font-name-complex="Calibri" style:font-size-complex="10pt" style:font-weight-complex="bold"/>
    </style:style>
    <style:style style:name="T5" style:family="text">
      <style:text-properties style:font-name="Calibri" fo:font-size="10pt" fo:language="en" fo:country="none" fo:font-weight="bold" officeooo:rsid="0017a133" style:font-size-asian="10pt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fo:language="en" fo:country="none" fo:font-weight="bold" officeooo:rsid="001eb82f" style:font-size-asian="10pt" style:font-weight-asian="bold" style:font-name-complex="Calibri" style:font-size-complex="10pt" style:font-weight-complex="bold"/>
    </style:style>
    <style:style style:name="T7" style:family="text">
      <style:text-properties style:font-name="Calibri" fo:font-size="10pt" fo:language="en" fo:country="none" style:font-size-asian="10pt" style:font-name-complex="Calibri" style:font-size-complex="10pt"/>
    </style:style>
    <style:style style:name="T8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9" style:family="text">
      <style:text-properties style:font-name="Calibri" fo:font-size="10pt" fo:language="en" fo:country="none" fo:font-weight="normal" officeooo:rsid="001258a7" style:font-size-asian="10pt" style:font-weight-asian="normal" style:font-name-complex="Calibri" style:font-size-complex="10pt" style:font-weight-complex="normal"/>
    </style:style>
    <style:style style:name="T10" style:family="text">
      <style:text-properties style:font-name="Calibri" fo:font-size="10pt" fo:language="en" fo:country="none" fo:font-weight="normal" officeooo:rsid="001eb82f" style:font-size-asian="10pt" style:font-weight-asian="normal" style:font-name-complex="Calibri" style:font-size-complex="10pt" style:font-weight-complex="normal"/>
    </style:style>
    <style:style style:name="T11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2" style:family="text">
      <style:text-properties style:font-name="Calibri" fo:font-size="10pt" fo:language="en" fo:country="none" fo:font-style="italic" fo:font-weight="normal" officeooo:rsid="0014fe5f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3" style:family="text">
      <style:text-properties style:font-name="Calibri" fo:font-size="10pt" fo:language="en" fo:country="none" fo:font-style="italic" fo:font-weight="bold" officeooo:rsid="001eb82f" style:font-size-asian="10pt" style:font-style-asian="italic" style:font-weight-asian="bold" style:font-name-complex="Calibri" style:font-size-complex="10pt" style:font-style-complex="italic" style:font-weight-complex="bold"/>
    </style:style>
    <style:style style:name="T14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normal"/>
    </style:style>
    <style:style style:name="T15" style:family="text"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6" style:family="text">
      <style:text-properties style:font-name="Calibri" fo:font-size="10pt" fo:language="en" fo:country="none" fo:font-style="normal" fo:font-weight="normal" officeooo: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7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18" style:family="text">
      <style:text-properties style:font-name="Calibri" fo:font-size="9.5pt" fo:language="en" fo:country="none" fo:font-style="italic" fo:font-weight="normal" officeooo:rsid="001eb82f" style:font-size-asian="9.5pt" style:font-style-asian="italic" style:font-weight-asian="normal" style:font-name-complex="Calibri" style:font-size-complex="9.5pt" style:font-weight-complex="normal"/>
    </style:style>
    <style:style style:name="T19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0" style:family="text">
      <style:text-properties style:font-name="Calibri" fo:font-size="9.5pt" fo:language="en" fo:country="none" fo:font-style="normal" fo:font-weight="normal" officeooo:rsid="001258a7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1" style:family="text">
      <style:text-properties style:font-name="Calibri" fo:font-size="9.5pt" fo:language="en" fo:country="none" fo:font-style="normal" fo:font-weight="normal" officeooo:rsid="0013918d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2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23" style:family="text">
      <style:text-properties fo:color="#808080" loext:opacity="100%" fo:font-size="11pt" fo:language="en" fo:country="none" fo:font-weight="bold" style:font-size-asian="11pt" style:font-weight-asian="bold" style:font-size-complex="11pt" style:font-weight-complex="bold"/>
    </style:style>
    <style:style style:name="T24" style:family="text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25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26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variant="normal" fo:text-transform="none" style:font-name="Calibri" fo:font-size="9.5pt" fo:letter-spacing="normal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9" style:family="text"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0" style:family="text">
      <style:text-properties officeooo:rsid="001258a7"/>
    </style:style>
    <style:style style:name="T31" style:family="text">
      <style:text-properties officeooo:rsid="0013918d"/>
    </style:style>
    <style:style style:name="T32" style:family="text">
      <style:text-properties style:use-window-font-color="true" loext:opacity="0%" style:font-name="Calibri" fo:font-size="10pt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3" style:family="text">
      <style:text-properties style:use-window-font-color="true" loext:opacity="0%" style:font-name="Calibri" fo:font-size="10pt" fo:language="en" fo:country="none" fo:font-style="normal" fo:font-weight="normal" officeooo:rsid="0017a133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4" style:family="text">
      <style:text-properties style:use-window-font-color="true" loext:opacity="0%" style:font-name="Calibri" fo:font-size="10pt" fo:language="en" fo:country="none" fo:font-style="italic" fo:font-weight="bold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35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36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normal"/>
    </style:style>
    <style:style style:name="T37" style:family="text">
      <style:text-properties style:use-window-font-color="true" loext:opacity="0%" style:font-name="Calibri" fo:font-size="10pt" fo:language="en" fo:country="none" fo:font-style="italic" officeooo:rsid="0014fe5f" style:font-name-asian="SimSun" style:font-size-asian="10pt" style:language-asian="zh" style:country-asian="CN" style:font-style-asian="italic" style:font-name-complex="Calibri" style:font-size-complex="10pt" style:language-complex="ar" style:country-complex="SA" style:font-style-complex="italic"/>
    </style:style>
    <style:style style:name="T38" style:family="text">
      <style:text-properties fo:color="#000000" loext:opacity="100%" style:font-name="Calibri" fo:font-size="10pt" fo:language="en" fo:country="none" fo:font-style="italic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39" style:family="text">
      <style:text-properties fo:color="#000000" loext:opacity="100%" style:font-name="Calibri" fo:font-size="10pt" fo:language="en" fo:country="none" fo:font-style="italic" officeooo:rsid="0014fe5f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0" style:family="text">
      <style:text-properties fo:color="#000000" loext:opacity="100%" style:font-name="Calibri" fo:font-size="10pt" fo:language="en" fo:country="none" fo:font-style="italic" fo:font-weight="normal" officeooo:rsid="0014fe5f" style:font-name-asian="SimSun" style:font-size-asian="10pt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41" style:family="text">
      <style:text-properties officeooo:rsid="001eb82f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/><text:tab/></text:p>
      <text:p text:style-name="P6"><text:span text:style-name="T22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7"><text:span text:style-name="T23">MISSION STATEMENT</text:span><text:span text:style-name="T26"><text:line-break/></text:span><text:span text:style-name="Strong_20_Emphasis"><text:span text:style-name="T25"><draw:custom-shape text:anchor-type="as-char" svg:y="-0.0374in" draw:z-index="4" draw:name="Shape1" draw:style-name="gr1" draw:text-style-name="P32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2">Self-taught aspiring Android software engineer looking for work opportunities to grow.</text:p>
      <text:p text:style-name="P8"><text:span text:style-name="T23">EDUCATION</text:span><text:span text:style-name="T26"><text:line-break/></text:span><text:span text:style-name="Strong_20_Emphasis"><text:span text:style-name="T25"><draw:custom-shape text:anchor-type="as-char" svg:y="-0.0374in" draw:z-index="0" draw:name="Shape2" draw:style-name="gr1" draw:text-style-name="P32" svg:width="7.9949in" svg:height="0.0161in"><text:p/><draw:enhanced-geometry svg:viewBox="0 0 21600 21600" draw:mirror-vertical="true" draw:type="rectangle" draw:enhanced-path="M 0 0 L 21600 0 21600 21600 0 21600 0 0 Z N"/></draw:custom-shape></text:span></text:span><text:span text:style-name="Strong_20_Emphasis"><text:span text:style-name="T39">Bachelors</text:span></text:span><text:span text:style-name="Strong_20_Emphasis"><text:span text:style-name="T38"> of </text:span></text:span><text:span text:style-name="Strong_20_Emphasis"><text:span text:style-name="T14">Computer Science, </text:span></text:span><text:span text:style-name="Strong_20_Emphasis"><text:span text:style-name="T40">Arizona State University, T</text:span></text:span><text:span text:style-name="Strong_20_Emphasis"><text:span text:style-name="T12">empe</text:span></text:span><text:span text:style-name="Strong_20_Emphasis"><text:span text:style-name="T11"> <text:tab/><text:tab/><text:tab/><text:tab/><text:tab/><text:tab/> </text:span></text:span><text:span text:style-name="Strong_20_Emphasis"><text:span text:style-name="T13">Dec</text:span></text:span><text:span text:style-name="Strong_20_Emphasis"><text:span text:style-name="T35">, 2023</text:span></text:span></text:p>
      <text:list text:style-name="L1">
        <text:list-item>
          <text:p text:style-name="P30"><text:span text:style-name="Strong_20_Emphasis"><text:span text:style-name="T32">Data Structures &amp; Algorithms, C++.</text:span></text:span></text:p>
        </text:list-item>
        <text:list-item>
          <text:p text:style-name="P30"><text:span text:style-name="Strong_20_Emphasis"><text:span text:style-name="T32">Software Engineering Principles, JavaFx.</text:span></text:span></text:p>
        </text:list-item>
        <text:list-item>
          <text:p text:style-name="P31"><text:span text:style-name="Strong_20_Emphasis"><text:span text:style-name="T33">.Net Web/Mobile Development, C#</text:span></text:span></text:p>
        </text:list-item>
        <text:list-item>
          <text:p text:style-name="P30"><text:span text:style-name="Strong_20_Emphasis"><text:span text:style-name="T32">Information Assurance.</text:span></text:span></text:p>
        </text:list-item>
      </text:list>
      <text:p text:style-name="Standard"><text:span text:style-name="T1">Associates of Computer Science, </text:span><text:span text:style-name="T11">Mesa Community College, Mesa</text:span><text:span text:style-name="T7"> <text:tab/><text:tab/><text:tab/><text:tab/><text:tab/><text:tab/> <text:s/></text:span><text:span text:style-name="Strong_20_Emphasis"><text:span text:style-name="T37">May, 2021</text:span></text:span></text:p>
      <text:list xml:id="list47760684" text:style-name="L2">
        <text:list-item>
          <text:p text:style-name="P20">OOP &amp; Data Structures, Java.</text:p>
        </text:list-item>
        <text:list-item>
          <text:p text:style-name="P23">Computer Organization &amp; Assembly Language, MIPS.</text:p>
        </text:list-item>
        <text:list-item>
          <text:p text:style-name="P24">Introduction To Different Programming Languages, <text:s/>C++, Scheme, Prolog.</text:p>
        </text:list-item>
        <text:list-item>
          <text:p text:style-name="P28"><text:span text:style-name="T29">President’s Honor List, Spring 2021</text:span></text:p>
        </text:list-item>
      </text:list>
      <text:p text:style-name="Standard"><text:span text:style-name="T1">High School Diploma, </text:span><text:span text:style-name="T11">Mesa Mountain View High School, Mesa<text:tab/><text:tab/><text:tab/><text:tab/><text:tab/><text:tab/> <text:s/></text:span><text:span text:style-name="T36">May, </text:span><text:span text:style-name="T34">2018</text:span></text:p>
      <text:list xml:id="list114935726703947" text:continue-numbering="true" text:style-name="L2">
        <text:list-item>
          <text:p text:style-name="P12">Completed AP IT 1 &amp; 2</text:p>
        </text:list-item>
        <text:list-item>
          <text:p text:style-name="P12">Academic Decathlon State Wide Winner:</text:p>
          <text:list>
            <text:list-item>
              <text:p text:style-name="P19"><text:span text:style-name="T42">Gold in Social Sciences, Silver in Language &amp; Literature, Bronze in Overall Team.</text:span></text:p>
            </text:list-item>
          </text:list>
        </text:list-item>
      </text:list>
      <text:p text:style-name="P5"><text:span text:style-name="T24">WORK EXPERIENCE<text:line-break/></text:span><text:span text:style-name="T24"><draw:custom-shape text:anchor-type="as-char" svg:y="-0.0374in" draw:z-index="1" draw:name="Shape3" draw:style-name="gr1" draw:text-style-name="P32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9"><text:span text:style-name="T3">Mobile Developer</text:span><text:span text:style-name="T2">, </text:span><text:span text:style-name="T9">eTip.io</text:span><text:span text:style-name="T19">,</text:span><text:span text:style-name="T17"> </text:span><text:span text:style-name="T28">San Francisco</text:span><text:span text:style-name="T8">, </text:span><text:span text:style-name="T9">CA</text:span><text:span text:style-name="T2"> <text:s text:c="28"/><text:tab/><text:tab/> <text:s text:c="26"/><text:tab/><text:tab/><text:tab/></text:span><text:span text:style-name="T3">Jan 2022 </text:span><text:span text:style-name="T2">– </text:span><text:span text:style-name="T5">May</text:span><text:span text:style-name="T2"> 202</text:span><text:span text:style-name="T5">3</text:span></text:p>
      <text:list xml:id="list114935698891936" text:continue-numbering="true" text:style-name="L2">
        <text:list-item>
          <text:p text:style-name="P13">Designed &amp; built the mobile application on iOS and Android for future employees to use.</text:p>
        </text:list-item>
        <text:list-item>
          <text:p text:style-name="P13">Used the latest technologies Kotlin Multiplatform mobile, Kotlin coroutines, Jetpack Compose,<text:line-break/>QRCode Scanning, Ktor, Ballast framework, Koin.</text:p>
        </text:list-item>
        <text:list-item>
          <text:p text:style-name="P14">Backend devlopment using Kotlin and Spring Boot. </text:p>
        </text:list-item>
      </text:list>
      <text:p text:style-name="P29"><text:span text:style-name="T3">Mobile Developer</text:span><text:span text:style-name="T2">, </text:span><text:span text:style-name="T10">SeeMe</text:span><text:span text:style-name="T19">,</text:span><text:span text:style-name="T17"> </text:span><text:span text:style-name="T18">Austin</text:span><text:span text:style-name="T8">, </text:span><text:span text:style-name="T10">TX</text:span><text:span text:style-name="T2"> <text:s text:c="28"/><text:tab/><text:tab/> <text:s text:c="26"/><text:tab/><text:tab/><text:tab/></text:span><text:span text:style-name="T6">May 2023</text:span><text:span text:style-name="T3"> </text:span><text:span text:style-name="T2">– </text:span><text:span text:style-name="T6">Dec</text:span><text:span text:style-name="T2"> 202</text:span><text:span text:style-name="T5">3</text:span></text:p>
      <text:list xml:id="list114935319156398" text:continue-numbering="true" text:style-name="L2">
        <text:list-item>
          <text:p text:style-name="P21">Leveraged <text:s/><text:span text:style-name="T41">the latest</text:span> technologies including Kotlin, Kotlin Coroutines, Jetpack Compose, and </text:p>
          <text:p text:style-name="P21">the MVVM framework to develop a <text:span text:style-name="T41">clean </text:span>Android application.</text:p>
        </text:list-item>
        <text:list-item>
          <text:p text:style-name="P25">Implemented Firebase Authentication to establish robust user login and registration processes.</text:p>
        </text:list-item>
        <text:list-item>
          <text:p text:style-name="P25">Designed <text:span text:style-name="T41">and</text:span> integrated user-friendly journaling feature<text:span text:style-name="T41">s</text:span>,<text:span text:style-name="T41">which allows users to </text:span>create, <text:s/>edit, </text:p>
          <text:p text:style-name="P25">and manage their journal entries effectively. </text:p>
        </text:list-item>
      </text:list>
      <text:p text:style-name="P5"><text:span text:style-name="T24">PROJECTS<text:line-break/></text:span><text:span text:style-name="T24"><draw:custom-shape text:anchor-type="as-char" svg:y="-0.0374in" draw:z-index="3" draw:name="Shape4" draw:style-name="gr1" draw:text-style-name="P32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0"><text:a xlink:type="simple" xlink:href="https://github.com/RamziJabali/just-jog-android" text:style-name="Internet_20_link" text:visited-style-name="Visited_20_Internet_20_Link"><text:span text:style-name="T3">Just Jog Android</text:span></text:a><text:span text:style-name="T2">,</text:span><text:span text:style-name="T19"> Android + Kotlin <text:tab/><text:tab/><text:tab/> </text:span><text:span text:style-name="T8"><text:s/><text:tab/><text:tab/><text:tab/><text:tab/><text:tab/><text:tab/> <text:s/></text:span></text:p>
      <text:list xml:id="list114934065250478" text:continue-numbering="true" text:style-name="L2">
        <text:list-item>
          <text:p text:style-name="P15"><text:span text:style-name="T30">Designed &amp; created a jogging app to motivate, track, show, and breakdown jogs for users</text:span>.</text:p>
        </text:list-item>
        <text:list-item>
          <text:p text:style-name="P17">Used Caldroid, Google Map, Gson, Koin, LiveData, MPAndroidChart, OkHTTP, RetroFit, WorkManager.</text:p>
        </text:list-item>
        <text:list-item>
          <text:p text:style-name="P16">Used the MVVM architecture.</text:p>
        </text:list-item>
      </text:list>
      <text:p text:style-name="P10"><text:a xlink:type="simple" xlink:href="https://github.com/whether-jacket/weather-app-2022-kmm" text:style-name="Internet_20_link" text:visited-style-name="Visited_20_Internet_20_Link"><text:span text:style-name="T3">Weather App 2022 KMM</text:span></text:a><text:span text:style-name="T2">,</text:span><text:span text:style-name="T19"> Android/</text:span><text:span text:style-name="T20">iOS</text:span><text:span text:style-name="T19"> + Kotlin <text:tab/><text:tab/><text:tab/> </text:span><text:span text:style-name="T8"><text:s/><text:tab/><text:tab/><text:tab/><text:tab/><text:tab/><text:tab/> <text:s/></text:span></text:p>
      <text:list xml:id="list114934693462558" text:continue-numbering="true" text:style-name="L2">
        <text:list-item>
          <text:p text:style-name="P26">Weather app showcasing better Android &amp; iOS app development practices.</text:p>
        </text:list-item>
        <text:list-item>
          <text:p text:style-name="P22">Used Kotlin Multplatform to use a shared code base for both iOS and Android, </text:p>
        </text:list-item>
        <text:list-item>
          <text:p text:style-name="P27"><text:span text:style-name="T15">Used the </text:span><text:span text:style-name="T16">Ballast to implement </text:span><text:span text:style-name="T15">MV</text:span><text:span text:style-name="T16">I</text:span><text:span text:style-name="T15"> architecture. </text:span></text:p>
        </text:list-item>
      </text:list>
      <text:p text:style-name="P10"><text:a xlink:type="simple" xlink:href="https://github.com/RamziJabali/pokedex-android" text:style-name="Internet_20_link" text:visited-style-name="Visited_20_Internet_20_Link"><text:span text:style-name="T4">Pokedex Android</text:span></text:a><text:span text:style-name="T2">,</text:span><text:span text:style-name="T19"> Android + </text:span><text:span text:style-name="T21">Kotlin</text:span><text:span text:style-name="T19"><text:tab/><text:tab/><text:tab/> </text:span><text:span text:style-name="T8"><text:s/><text:tab/><text:tab/><text:tab/><text:tab/><text:tab/><text:tab/> <text:s/></text:span></text:p>
      <text:list xml:id="list114935128999838" text:continue-numbering="true" text:style-name="L2">
        <text:list-item>
          <text:p text:style-name="P15">Designed &amp; developed an app that showcased <text:span text:style-name="T31">Pokemon characters</text:span>.</text:p>
        </text:list-item>
        <text:list-item>
          <text:p text:style-name="P15">Used <text:span text:style-name="T31">the Android Paging library to load and display pages ofPokemon characters, along with RxJava &amp; Koin</text:span>.</text:p>
        </text:list-item>
        <text:list-item>
          <text:p text:style-name="P18">Used the MVVM architecture.</text:p>
        </text:list-item>
      </text:list>
      <text:p text:style-name="P3">SKILLS</text:p>
      <text:p text:style-name="P4"><draw:custom-shape text:anchor-type="as-char" svg:y="-0.0374in" draw:z-index="2" draw:name="Shape5" draw:style-name="gr1" draw:text-style-name="P32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27">Computer Languages:</text:span> Java, Kotlin, C++, <text:span text:style-name="T30">Swift, </text:span>HTML, Javascript, Git.</text:p>
      <text:p text:style-name="P1"><text:span text:style-name="T27">Frameworks:</text:span> Android <text:span text:style-name="T30">&amp; iOS.</text:span></text:p>
      <text:p text:style-name="P1"><text:span text:style-name="T27">Natural Languages:</text:span> English(Native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 style:font-charset="x-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WW-Default" style:family="paragraph">
      <style:paragraph-properties fo:orphans="0" fo:widows="0" style:text-autospace="none"/>
      <style:text-properties fo:color="#000000" loext:opacity="100%" style:font-name="Calibri" fo:font-family="Calibri" style:font-pitch="variable" fo:font-size="12pt" fo:language="en" fo:country="US" style:font-name-asian="SimSun" style:font-family-asian="SimSun, 宋体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Symbol" style:font-family-complex="Symbol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language-asian="zh" style:country-asian="CN" style:font-name-complex="Lucida Grande" style:font-family-complex="'Lucida Grande'" style:font-pitch-complex="variable" style:font-size-complex="9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fo:font-weight="normal" style:font-name-asian="OpenSymbol1" style:font-family-asian="OpenSymbol" style:font-weight-asian="normal" style:font-name-complex="OpenSymbol1" style:font-family-complex="OpenSymbo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ami Eljabali CV</dc:title>
    <meta:initial-creator>Youssef Kholeif</meta:initial-creator>
    <meta:creation-date>2016-03-09T23:15:00</meta:creation-date>
    <dc:date>2023-09-18T11:49:33.520683146</dc:date>
    <meta:print-date>2018-05-23T14:54:51</meta:print-date>
    <meta:editing-cycles>203</meta:editing-cycles>
    <meta:editing-duration>P3DT16H5M49S</meta:editing-duration>
    <meta:generator>LibreOffice/7.4.0.3$MacOSX_AARCH64 LibreOffice_project/f85e47c08ddd19c015c0114a68350214f7066f5a</meta:generator>
    <meta:printed-by>Sami Eljabali</meta:printed-by>
    <meta:document-statistic meta:table-count="0" meta:image-count="0" meta:object-count="0" meta:page-count="1" meta:paragraph-count="47" meta:word-count="383" meta:character-count="2701" meta:non-whitespace-character-count="2192"/>
  </office:meta>
</office:document-meta>
</file>